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125cm"/>
    </style:style>
    <style:style style:name="co3" style:family="table-column">
      <style:table-column-properties fo:break-before="auto" style:column-width="2.6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OBRIGATORIAMENTE REFAZER TESTE COM SUBGRUPO B1</text:p>
          </table:table-cell>
          <table:table-cell office:value-type="string" calcext:value-type="string">
            <text:p>Situação 29/05</text:p>
          </table:table-cell>
          <table:table-cell office:value-type="string" calcext:value-type="string">
            <text:p>RETES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ncionalidade</text:p>
          </table:table-cell>
          <table:table-cell table:number-columns-repeated="2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incluir negócio com todos os campos</text:p>
          </table:table-cell>
          <table:table-cell table:number-columns-repeated="2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1.1 verificar se cadastrou o cliente corretamente com todos os dados no cadastro de clientes.</text:p>
          </table:table-cell>
          <table:table-cell table:number-columns-repeated="2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1.2 verificar se os dados da proposta foram salvos corretamente</text:p>
          </table:table-cell>
          <table:table-cell table:number-columns-repeated="2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1.3 verificar se todos os dados do dimensionamento foram salvos corretamente</text:p>
          </table:table-cell>
          <table:table-cell table:number-columns-repeated="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1.4 verificar se todos os produtos incluídos na proposta aparecem na lista de produtos</text:p>
          </table:table-cell>
          <table:table-cell table:number-columns-repeated="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1.5 verificar se todos os rateios incluídos na proposta </text:p>
          </table:table-cell>
          <table:table-cell table:number-columns-repeated="2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Verificar se é possível alterar os dados do cliente e se os dados são alterados.</text:p>
          </table:table-cell>
          <table:table-cell table:number-columns-repeated="2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Verificar se é possível alterar o status da proposta </text:p>
          </table:table-cell>
          <table:table-cell table:number-columns-repeated="2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Verificar se é possível imprimir uma proposta.</text:p>
          </table:table-cell>
          <table:table-cell table:number-columns-repeated="2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Verificar se é possível alterar os valores da proposta. </text:p>
          </table:table-cell>
          <table:table-cell table:number-columns-repeated="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Verificar se é possível alterar os dados do dimensionamento.</text:p>
          </table:table-cell>
          <table:table-cell table:number-columns-repeated="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Verificar se é possível alterar os produtos de uma proposta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ificar se é possível alterar os rateios de uma proposta,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ificar se é possível incluir um negócio apenas com: nome, cidade e estado.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rcas, tipo de ligação, tipos de telhados, tipo de sistema, cip, bandeira, fator de simul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grupo, grupo, modalidade, geração desejada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duto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3.1 Verificar se ao selecionar produto do tipo placa e selecionar uma placa e verificar se a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uantidade de placas está sendo calculada igual a planilha de geração de orçamentos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ificar se a potência do sistema está sendo calculada corretamente de acordo com a planilha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 geração de orçamentos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ificar se o preço do kit está sendo calculado corretamente: o valor deve ser igual ao numer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 itens x o valor do item de todos os itens na lista de item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ificar se o valor da comissão está de acordo com a planilha, como preço de custo e valor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otal do projeto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ificar se a impressão do orçamento está funcionando.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ificar se os campos área necessária, peso do sistema, e porcentagem atingida estão de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ordo com a planilha de geração de orçamento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ificar se os campos garantia estão de acordo com o cadastro dos produtos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ificar se o campo o payback está sendo calculado corretamente.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ificar se a sugestão de pagamento está sendo calculada corretamente.</text:p>
          </table:table-cell>
          <table:table-cell table:number-columns-repeated="2"/>
        </table:table-row>
      </table:table>
      <table:table table:name="B2 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OBRIGATORIAMENTE REFAZER OS TESTES USANDO SUBGRUPO B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ionalidade</text:p>
          </table:table-cell>
          <table:table-cell office:value-type="string" calcext:value-type="string">
            <text:p>Situ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ir negócio com todos os campos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1.1 verificar se cadastrou o cliente corretamente com todos os dados no cadastro de clientes.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1.2 verificar se os dados da proposta foram salvos corretamente</text:p>
          </table:table-cell>
          <table:table-cell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1.3 verificar se todos os dados do dimensionamento foram salvos corretamente</text:p>
          </table:table-cell>
          <table:table-cell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1.4 verificar se todos os produtos incluídos na proposta aparecem na lista de produtos</text:p>
          </table:table-cell>
          <table:table-cell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1.5 verificar se todos os rateios incluídos na proposta 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Verificar se é possível alterar os dados do cliente e se os dados são alterados.</text:p>
          </table:table-cell>
          <table:table-cell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Verificar se é possível alterar o status da proposta </text:p>
          </table:table-cell>
          <table:table-cell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Verificar se é possível imprimir uma proposta.</text:p>
          </table:table-cell>
          <table:table-cell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Verificar se é possível alterar os valores da proposta. </text:p>
          </table:table-cell>
          <table:table-cell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Verificar se é possível alterar os dados do dimensionamento.</text:p>
          </table:table-cell>
          <table:table-cell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Verificar se é possível alterar os produtos de uma proposta.</text:p>
          </table:table-cell>
          <table:table-cell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Verificar se é possível alterar os rateios de uma proposta,ç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é possível incluir um negócio apenas com: nome, cidade e estado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cas, tipo de ligação, tipos de telhados, tipo de sistema, cip, bandeira, fator de simul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grupo, grupo, modalidade, geração desejad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dutos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.1 Verificar se ao selecionar produto do tipo placa e selecionar uma placa e verificar se a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antidade de placas está sendo calculada igual a planilha 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potência do sistema está sendo calculada corretamente de acordo com a planilh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 geração de orçamentos.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erificar se o preço do kit está sendo calculado corretamente: o valor deve ser igual ao nume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 itens x o valor do item de todos os itens na lista de item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valor da comissão está de acordo com a planilha, como preço de custo e val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do projeto.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erificar se a impressão do orçamento está funcionando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área necessária, peso do sistema, e porcentagem atingida estão de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ordo com a planilha de geração de orçamen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garantia estão de acordo com o cadastro dos produ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campo o payback está sendo calculado corretamente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sugestão de pagamento está sendo calculada corretamente.</text:p>
          </table:table-cell>
          <table:table-cell/>
        </table:table-row>
      </table:table>
      <table:table table:name="b3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REFAZER O TESTE OBRIGATORIAMENTE COM O TIPO DO SUBGRUPO B3</text:p>
          </table:table-cell>
          <table:table-cell office:value-type="string" calcext:value-type="string">
            <text:p>Situ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ncionalidade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incluir negócio com todos os campos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1.1 verificar se cadastrou o cliente corretamente com todos os dados no cadastro de clientes.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1.2 verificar se os dados da proposta foram salvos corretamente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1.3 verificar se todos os dados do dimensionamento foram salvos corretamente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1.4 verificar se todos os produtos incluídos na proposta aparecem na lista de produtos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1.5 verificar se todos os rateios incluídos na proposta 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Verificar se é possível alterar os dados do cliente e se os dados são alterados.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Verificar se é possível alterar o status da proposta 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Verificar se é possível imprimir uma proposta.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Verificar se é possível alterar os valores da proposta. </text:p>
          </table:table-cell>
          <table:table-cell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Verificar se é possível alterar os dados do dimensionamento.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Verificar se é possível alterar os produtos de uma propost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é possível alterar os rateios de uma proposta,ç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é possível incluir um negócio apenas com: nome, cidade e estado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cas, tipo de ligação, tipos de telhados, tipo de sistema, cip, bandeira, fator de simul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grupo, grupo, modalidade, geração desejad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dutos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.1 Verificar se ao selecionar produto do tipo placa e selecionar uma placa e verificar se a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antidade de placas está sendo calculada igual a planilha 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potência do sistema está sendo calculada corretamente de acordo com a planilh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preço do kit está sendo calculado corretamente: o valor deve ser igual ao nume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 itens x o valor do item de todos os itens na lista de item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valor da comissão está de acordo com a planilha, como preço de custo e valo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otal do proje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impressão do orçamento está funcionando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área necessária, peso do sistema, e porcentagem atingida estão de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ordo com a planilha de geração de orçamen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garantia estão de acordo com o cadastro dos produ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campo o payback está sendo calculado corretamente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sugestão de pagamento está sendo calculada corretamente.</text:p>
          </table:table-cell>
          <table:table-cell/>
        </table:table-row>
      </table:table>
      <table:table table:name="a3 h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OBRIGATORIAMENTE REFAZER O TESTE COM O SUBGRUPO a3 modalidade oros azul</text:p>
          </table:table-cell>
          <table:table-cell office:value-type="string" calcext:value-type="string">
            <text:p>Situ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ncionalidade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incluir negócio com todos os campos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1.1 verificar se cadastrou o cliente corretamente com todos os dados no cadastro de clientes.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1.2 verificar se os dados da proposta foram salvos corretamente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1.3 verificar se todos os dados do dimensionamento foram salvos corretamente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1.4 verificar se todos os produtos incluídos na proposta aparecem na lista de produtos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1.5 verificar se todos os rateios incluídos na proposta 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Verificar se é possível alterar os dados do cliente e se os dados são alterados.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Verificar se é possível alterar o status da proposta 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Verificar se é possível imprimir uma proposta.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Verificar se é possível alterar os valores da proposta. </text:p>
          </table:table-cell>
          <table:table-cell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Verificar se é possível alterar os dados do dimensionamento.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Verificar se é possível alterar os produtos de uma propost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é possível alterar os rateios de uma proposta,ç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é possível incluir um negócio apenas com: nome, cidade e estado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cas, tipo de ligação, tipos de telhados, tipo de sistema, cip, bandeira, fator de simul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grupo, grupo, modalidade, geração desejad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dutos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.1 Verificar se ao selecionar produto do tipo placa e selecionar uma placa e verificar se a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antidade de placas está sendo calculada igual a planilha 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potência do sistema está sendo calculada corretamente de acordo com a planilh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preço do kit está sendo calculado corretamente: o valor deve ser igual ao nume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 itens x o valor do item de todos os itens na lista de item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valor da comissão está de acordo com a planilha, como preço de custo e valo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otal do proje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impressão do orçamento está funcionando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área necessária, peso do sistema, e porcentagem atingida estão de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ordo com a planilha de geração de orçamen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garantia estão de acordo com o cadastro dos produ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campo o payback está sendo calculado corretamente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sugestão de pagamento está sendo calculada corretamente.</text:p>
          </table:table-cell>
          <table:table-cell/>
        </table:table-row>
      </table:table>
      <table:table table:name="a4 h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REFAZER TESTE <text:s/>a4 oros azul </text:p>
          </table:table-cell>
          <table:table-cell office:value-type="string" calcext:value-type="string">
            <text:p>Situ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ncionalidade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incluir negócio com todos os campos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1.1 verificar se cadastrou o cliente corretamente com todos os dados no cadastro de clientes.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1.2 verificar se os dados da proposta foram salvos corretamente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1.3 verificar se todos os dados do dimensionamento foram salvos corretamente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1.4 verificar se todos os produtos incluídos na proposta aparecem na lista de produtos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1.5 verificar se todos os rateios incluídos na proposta 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Verificar se é possível alterar os dados do cliente e se os dados são alterados.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Verificar se é possível alterar o status da proposta 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Verificar se é possível imprimir uma proposta.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Verificar se é possível alterar os valores da proposta. </text:p>
          </table:table-cell>
          <table:table-cell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Verificar se é possível alterar os dados do dimensionamento.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Verificar se é possível alterar os produtos de uma propost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é possível alterar os rateios de uma proposta,ç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é possível incluir um negócio apenas com: nome, cidade e estado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cas, tipo de ligação, tipos de telhados, tipo de sistema, cip, bandeira, fator de simul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grupo, grupo, modalidade, geração desejad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dutos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.1 Verificar se ao selecionar produto do tipo placa e selecionar uma placa e verificar se a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antidade de placas está sendo calculada igual a planilha 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potência do sistema está sendo calculada corretamente de acordo com a planilh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preço do kit está sendo calculado corretamente: o valor deve ser igual ao nume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 itens x o valor do item de todos os itens na lista de item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valor da comissão está de acordo com a planilha, como preço de custo e valo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otal do proje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impressão do orçamento está funcionando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área necessária, peso do sistema, e porcentagem atingida estão de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ordo com a planilha de geração de orçamen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garantia estão de acordo com o cadastro dos produ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campo o payback está sendo calculado corretamente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sugestão de pagamento está sendo calculada corretamente.</text:p>
          </table:table-cell>
          <table:table-cell/>
        </table:table-row>
      </table:table>
      <table:table table:name="a4 oros verd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REFAZER TESTE SUBGRUPO A4 <text:s/>MODALIDADE OROS VERDE </text:p>
          </table:table-cell>
          <table:table-cell office:value-type="string" calcext:value-type="string">
            <text:p>Situ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ncionalidade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incluir negócio com todos os campos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1.1 verificar se cadastrou o cliente corretamente com todos os dados no cadastro de clientes.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1.2 verificar se os dados da proposta foram salvos corretamente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1.3 verificar se todos os dados do dimensionamento foram salvos corretamente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1.4 verificar se todos os produtos incluídos na proposta aparecem na lista de produtos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1.5 verificar se todos os rateios incluídos na proposta 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Verificar se é possível alterar os dados do cliente e se os dados são alterados.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Verificar se é possível alterar o status da proposta 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Verificar se é possível imprimir uma proposta.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Verificar se é possível alterar os valores da proposta. </text:p>
          </table:table-cell>
          <table:table-cell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Verificar se é possível alterar os dados do dimensionamento.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Verificar se é possível alterar os produtos de uma propost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é possível alterar os rateios de uma proposta,ç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é possível incluir um negócio apenas com: nome, cidade e estado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cas, tipo de ligação, tipos de telhados, tipo de sistema, cip, bandeira, fator de simul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grupo, grupo, modalidade, geração desejad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dutos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.1 Verificar se ao selecionar produto do tipo placa e selecionar uma placa e verificar se a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antidade de placas está sendo calculada igual a planilha 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potência do sistema está sendo calculada corretamente de acordo com a planilh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preço do kit está sendo calculado corretamente: o valor deve ser igual ao nume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 itens x o valor do item de todos os itens na lista de item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valor da comissão está de acordo com a planilha, como preço de custo e valo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otal do proje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impressão do orçamento está funcionando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área necessária, peso do sistema, e porcentagem atingida estão de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ordo com a planilha de geração de orçamen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garantia estão de acordo com o cadastro dos produ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campo o payback está sendo calculado corretamente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sugestão de pagamento está sendo calculada corretamente.</text:p>
          </table:table-cell>
          <table:table-cell/>
        </table:table-row>
      </table:table>
      <table:table table:name="RATEIO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REFAZER TODOS OS TESTES INCLUINDO RATEIOS (B1,B2,B3,A3HA, A4HA, A4HV)</text:p>
          </table:table-cell>
          <table:table-cell office:value-type="string" calcext:value-type="string">
            <text:p>Situ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ncionalidade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incluir negócio com todos os campos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1.1 verificar se cadastrou o cliente corretamente com todos os dados no cadastro de clientes.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1.2 verificar se os dados da proposta foram salvos corretamente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1.3 verificar se todos os dados do dimensionamento foram salvos corretamente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1.4 verificar se todos os produtos incluídos na proposta aparecem na lista de produtos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1.5 verificar se todos os rateios incluídos na proposta 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Verificar se é possível alterar os dados do cliente e se os dados são alterados.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Verificar se é possível alterar o status da proposta 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Verificar se é possível imprimir uma proposta.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Verificar se é possível alterar os valores da proposta. </text:p>
          </table:table-cell>
          <table:table-cell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Verificar se é possível alterar os dados do dimensionamento.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Verificar se é possível alterar os produtos de uma propost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é possível alterar os rateios de uma proposta,ç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é possível incluir um negócio apenas com: nome, cidade e estado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cas, tipo de ligação, tipos de telhados, tipo de sistema, cip, bandeira, fator de simul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grupo, grupo, modalidade, geração desejad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dutos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.1 Verificar se ao selecionar produto do tipo placa e selecionar uma placa e verificar se a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antidade de placas está sendo calculada igual a planilha 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potência do sistema está sendo calculada corretamente de acordo com a planilh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preço do kit está sendo calculado corretamente: o valor deve ser igual ao nume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 itens x o valor do item de todos os itens na lista de item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valor da comissão está de acordo com a planilha, como preço de custo e valo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otal do proje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impressão do orçamento está funcionando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área necessária, peso do sistema, e porcentagem atingida estão de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ordo com a planilha de geração de orçamen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garantia estão de acordo com o cadastro dos produ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campo o payback está sendo calculado corretamente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sugestão de pagamento está sendo calculada corretamente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13:55:14.978000000</meta:creation-date>
    <dc:date>2023-05-29T14:37:11.484000000</dc:date>
    <meta:editing-duration>PT41M53S</meta:editing-duration>
    <meta:editing-cycles>8</meta:editing-cycles>
    <meta:generator>LibreOffice/7.5.2.2$Windows_X86_64 LibreOffice_project/53bb9681a964705cf672590721dbc85eb4d0c3a2</meta:generator>
    <meta:document-statistic meta:table-count="7" meta:cell-count="344" meta:object-count="0"/>
  </office:meta>
</office:document-meta>
</file>